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DejaVu Sans Condensed" svg:font-family="'DejaVu Sans Condensed'"/>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automatic-styles>
    <style:style style:name="Table2" style:family="table">
      <style:table-properties style:width="17.013cm" fo:margin-left="0cm" table:align="left"/>
    </style:style>
    <style:style style:name="Table2.A" style:family="table-column">
      <style:table-column-properties style:column-width="2.408cm"/>
    </style:style>
    <style:style style:name="Table2.B" style:family="table-column">
      <style:table-column-properties style:column-width="2.99cm"/>
    </style:style>
    <style:style style:name="Table2.C" style:family="table-column">
      <style:table-column-properties style:column-width="11.615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2.99cm"/>
    </style:style>
    <style:style style:name="Table1.C" style:family="table-column">
      <style:table-column-properties style:column-width="11.61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DejaVu Sans Condensed" officeooo:rsid="000b9e4a" officeooo:paragraph-rsid="000b9e4a" style:font-name-complex="DejaVu Sans Condensed"/>
    </style:style>
    <style:style style:name="P2" style:family="paragraph" style:parent-style-name="Table_20_Contents">
      <style:text-properties style:font-name="DejaVu Sans Condensed" officeooo:rsid="000c24e8" officeooo:paragraph-rsid="000c24e8" style:font-name-complex="DejaVu Sans Condensed"/>
    </style:style>
    <style:style style:name="P3" style:family="paragraph" style:parent-style-name="Text_20_body">
      <style:text-properties style:font-name="DejaVu Sans Condensed" style:font-name-complex="DejaVu Sans Condensed"/>
    </style:style>
    <style:style style:name="P4" style:family="paragraph" style:parent-style-name="Text_20_body">
      <style:paragraph-properties fo:text-align="center" style:justify-single-word="false"/>
      <style:text-properties style:font-name="DejaVu Sans Condensed" style:font-name-complex="DejaVu Sans Condensed"/>
    </style:style>
    <style:style style:name="P5" style:family="paragraph" style:parent-style-name="Title">
      <style:text-properties style:font-name="DejaVu Sans Condensed" style:font-name-complex="DejaVu Sans Condensed"/>
    </style:style>
    <style:style style:name="P6" style:family="paragraph" style:parent-style-name="Table_20_Contents">
      <style:text-properties style:font-name="DejaVu Sans Condensed" fo:font-weight="bold" officeooo:rsid="000b9e4a" officeooo:paragraph-rsid="000b9e4a" style:font-weight-asian="bold" style:font-name-complex="DejaVu Sans Condensed" style:font-weight-complex="bold"/>
    </style:style>
    <style:style style:name="P7" style:family="paragraph" style:parent-style-name="Table_20_Contents">
      <style:text-properties style:font-name="DejaVu Sans Condensed" fo:font-weight="bold" officeooo:rsid="000eb02e" officeooo:paragraph-rsid="000eb02e" style:font-weight-asian="bold" style:font-name-complex="DejaVu Sans Condensed" style:font-weight-complex="bold"/>
    </style:style>
    <style:style style:name="P8" style:family="paragraph" style:parent-style-name="Table_20_Contents">
      <style:text-properties fo:font-weight="bold" officeooo:rsid="00124197" officeooo:paragraph-rsid="00124197" style:font-weight-asian="bold" style:font-weight-complex="bold"/>
    </style:style>
    <style:style style:name="P9" style:family="paragraph" style:parent-style-name="Title" style:master-page-name="MasterPage2">
      <style:paragraph-properties style:page-number="auto"/>
      <style:text-properties style:font-name="DejaVu Sans Condensed" style:font-name-complex="DejaVu Sans Condensed"/>
    </style:style>
    <style:style style:name="P10" style:family="paragraph" style:parent-style-name="Heading_20_1">
      <style:paragraph-properties fo:margin-left="0cm" fo:margin-right="0cm" fo:text-indent="0cm" style:auto-text-indent="false" fo:break-before="page"/>
      <style:text-properties style:font-name="DejaVu Sans Condensed" fo:font-size="18pt" fo:font-weight="bold" style:font-name-complex="DejaVu Sans Condensed"/>
    </style:style>
    <style:style style:name="P11" style:family="paragraph" style:parent-style-name="Heading_20_1" style:list-style-name="L1">
      <style:paragraph-properties fo:margin-left="0cm" fo:margin-right="0cm" fo:text-indent="0cm" style:auto-text-indent="false"/>
      <style:text-properties style:font-name="DejaVu Sans Condensed" style:font-name-complex="DejaVu Sans Condensed"/>
    </style:style>
    <style:style style:name="P12" style:family="paragraph" style:parent-style-name="Heading_20_1" style:list-style-name="L2">
      <style:paragraph-properties fo:margin-left="0cm" fo:margin-right="0cm" fo:text-indent="0cm" style:auto-text-indent="false"/>
      <style:text-properties style:font-name="DejaVu Sans Condensed" style:font-name-complex="DejaVu Sans Condensed"/>
    </style:style>
    <style:style style:name="P13" style:family="paragraph" style:parent-style-name="Heading_20_1" style:list-style-name="L3">
      <style:paragraph-properties fo:margin-left="0cm" fo:margin-right="0cm" fo:text-indent="0cm" style:auto-text-indent="false"/>
      <style:text-properties officeooo:rsid="000f6434" officeooo:paragraph-rsid="000f6434"/>
    </style:style>
    <style:style style:name="P14" style:family="paragraph" style:parent-style-name="Preformatted_20_Text">
      <style:text-properties officeooo:rsid="001450cf" officeooo:paragraph-rsid="001450cf"/>
    </style:style>
    <style:style style:name="P15" style:family="paragraph" style:parent-style-name="Preformatted_20_Text">
      <style:text-properties officeooo:rsid="001573dc" officeooo:paragraph-rsid="001573dc"/>
    </style:style>
    <style:style style:name="P16" style:family="paragraph" style:parent-style-name="Table_20_Contents">
      <style:text-properties officeooo:rsid="001450cf" officeooo:paragraph-rsid="001450cf"/>
    </style:style>
    <style:style style:name="P17" style:family="paragraph" style:parent-style-name="Table_20_Contents">
      <style:text-properties officeooo:rsid="001573dc" officeooo:paragraph-rsid="001573dc"/>
    </style:style>
    <style:style style:name="P18" style:family="paragraph" style:parent-style-name="Table_20_Contents">
      <style:text-properties style:font-name="DejaVu Sans Condensed" officeooo:rsid="001573dc" officeooo:paragraph-rsid="001573dc" style:font-name-complex="DejaVu Sans Condensed"/>
    </style:style>
    <style:style style:name="P19" style:family="paragraph" style:parent-style-name="Table_20_Contents">
      <style:text-properties style:font-name="DejaVu Sans Condensed" style:font-name-complex="DejaVu Sans Condensed"/>
    </style:style>
    <style:style style:name="P20" style:family="paragraph" style:parent-style-name="Table_20_Contents">
      <style:text-properties style:font-name="DejaVu Sans Condensed" officeooo:rsid="000b9e4a" officeooo:paragraph-rsid="000b9e4a" style:font-name-complex="DejaVu Sans Condensed"/>
    </style:style>
    <style:style style:name="P21" style:family="paragraph" style:parent-style-name="Text_20_body" style:list-style-name="WWNum1">
      <style:text-properties style:font-name="DejaVu Sans Condensed" style:font-name-complex="DejaVu Sans Condensed"/>
    </style:style>
    <style:style style:name="P22" style:family="paragraph" style:parent-style-name="Text_20_body">
      <style:text-properties style:font-name="DejaVu Sans Condensed" officeooo:rsid="000f6434" officeooo:paragraph-rsid="000f6434" style:font-name-complex="DejaVu Sans Condensed"/>
    </style:style>
    <style:style style:name="P23" style:family="paragraph" style:parent-style-name="Text_20_body">
      <style:text-properties style:font-name="DejaVu Sans Condensed" officeooo:rsid="00124197" style:font-name-complex="DejaVu Sans Condensed"/>
    </style:style>
    <style:style style:name="T1" style:family="text">
      <style:text-properties style:font-name="DejaVu Sans Condensed" style:font-name-complex="DejaVu Sans Condensed"/>
    </style:style>
    <style:style style:name="T2" style:family="text">
      <style:text-properties style:font-name="DejaVu Sans Condensed" officeooo:rsid="000d79da" style:font-name-complex="DejaVu Sans Condensed"/>
    </style:style>
    <style:style style:name="T3" style:family="text">
      <style:text-properties style:font-name="DejaVu Sans Condensed" officeooo:rsid="00124197" style:font-name-complex="DejaVu Sans Condensed"/>
    </style:style>
    <style:style style:name="T4" style:family="text">
      <style:text-properties style:font-name="DejaVu Sans Condensed" fo:font-style="italic" style:font-name-complex="DejaVu Sans Condensed"/>
    </style:style>
    <style:style style:name="T5" style:family="text">
      <style:text-properties style:font-name="DejaVu Sans Condensed" fo:font-style="normal" style:font-name-complex="DejaVu Sans Condensed"/>
    </style:style>
    <style:style style:name="T6" style:family="text">
      <style:text-properties style:font-name="DejaVu Sans Condensed" fo:language="en" fo:country="GB" fo:font-style="normal" style:font-name-complex="DejaVu Sans Condensed"/>
    </style:style>
    <style:style style:name="T7" style:family="text">
      <style:text-properties officeooo:rsid="000b9e4a"/>
    </style:style>
    <style:style style:name="T8" style:family="text">
      <style:text-properties officeooo:rsid="000d79da"/>
    </style:style>
    <style:style style:name="T9" style:family="text">
      <style:text-properties officeooo:rsid="000d967e"/>
    </style:style>
    <style:style style:name="T10" style:family="text">
      <style:text-properties officeooo:rsid="000f6434"/>
    </style:style>
    <style:style style:name="T11" style:family="text">
      <style:text-properties officeooo:rsid="0010c68c"/>
    </style:style>
    <style:style style:name="T12" style:family="text">
      <style:text-properties officeooo:rsid="00111d2a"/>
    </style:style>
    <style:style style:name="T13" style:family="text">
      <style:text-properties officeooo:rsid="0013c7ae"/>
    </style:style>
    <style:style style:name="T14" style:family="text">
      <style:text-properties officeooo:rsid="001450cf"/>
    </style:style>
    <style:style style:name="T15" style:family="text">
      <style:text-properties officeooo:rsid="001573dc"/>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5">NEA Project Design</text:p>
      <text:p text:style-name="P3"/>
      <text:p text:style-name="P4">Jacob Halleron</text:p>
      <text:p text:style-name="P4">The Sandon School</text:p>
      <text:h text:style-name="P10" text:outline-level="4">Summary</text:h>
      <text:p text:style-name="P3">As stated in the analysis document, the project will be a dynamic website with a client-server model. On the server, there’ll be a NodeJS app running the Express framework which will allow it to handle HTTP requests asynchronously. On instance of a request, the server will process it, and construct a webpage containing the relevant content. The client side is a traditional setup written in HTML, CSS and Java<text:span text:style-name="T14">S</text:span>cript. In essence, the browser will render a document with a diagram and the JS runtime will simultaneously continuously edit parts of the page if the correct buttons are selected.</text:p>
      <text:p text:style-name="P3">In the “Proposed Solution” section of the analysis document, I’ve split the development of the project into six stages and <text:span text:style-name="T11">loosely </text:span>modelled this document around them. <text:span text:style-name="T11">Some sections are much more complex and longer to plan than others, so they will have more documentation.</text:span></text:p>
      <text:list xml:id="list1967295219" text:style-name="L1">
        <text:list-header>
          <text:p text:style-name="P11">Server</text:p>
        </text:list-header>
      </text:list>
      <text:p text:style-name="P3">The Express framework is a lightweight extension to the vanilla NodeJS HTTP module, and it doesn’t add much other than make the server app <text:span text:style-name="T12">source code slightly simpler</text:span>. I was originally going to use the Apache web server with some basic templating coded in PHP, but my knowledge in PHP is limited at best. I know JS much better. It would be faster and more applicable to real life, though; most web servers have this setup along with MySQL or something.</text:p>
      <text:p text:style-name="P3">The server, along with the client, is written in Java<text:span text:style-name="T13">S</text:span>cript, and one can define “routes” (responses triggered by requests to certain paths) in the core <text:span text:style-name="T14">`</text:span>app.js<text:span text:style-name="T14">`</text:span> file. The program is completely event-driven, so one need only define some functions, applicable to certain defined types of request, whose inputs and outputs are request and response objects (from the built-in classes). </text:p>
      <text:list xml:id="list1498009932" text:style-name="L2">
        <text:list-header>
          <text:p text:style-name="P12">Web Design</text:p>
        </text:list-header>
      </text:list>
      <text:p text:style-name="P3">I’ll make the site look simple and high contrast. We’ll have a separate light and dark mode using the CSS prefers-color-sceme variable.</text:p>
      <text:p text:style-name="P3">[write more after you do css]</text:p>
      <text:p text:style-name="P3">There will be a few pages to design:</text:p>
      <text:list xml:id="list1694045060" text:style-name="WWNum1">
        <text:list-item>
          <text:p text:style-name="P21">About (homepage)</text:p>
        </text:list-item>
        <text:list-item>
          <text:p text:style-name="P21">Menu</text:p>
        </text:list-item>
        <text:list-item>
          <text:p text:style-name="P21">Single animation page.</text:p>
        </text:list-item>
        <text:list-item>
          <text:p text:style-name="P21">Multiple animation page</text:p>
        </text:list-item>
        <text:list-item>
          <text:p text:style-name="P21">404 error page</text:p>
        </text:list-item>
      </text:list>
      <text:p text:style-name="P3">I’ll also have some HTML documents for the header and footer. These won’t be accessible pages but they’ll be inserted in every page.</text:p>
      <text:list xml:id="list3123146962" text:style-name="L3">
        <text:list-header>
          <text:p text:style-name="P13">Client Side JS</text:p>
        </text:list-header>
      </text:list>
      <text:p text:style-name="P22">Most of the code in this project resides in the browser’s JavaScript runtime. </text:p>
      <text:p text:style-name="Text_20_body"><text:soft-page-break/><text:span text:style-name="T1">Fundamental to this project is a box which shows the data structure being focused on. It’ll be a completely resizeable canvas element and look different depending on the </text:span><text:span text:style-name="T2">type</text:span><text:span text:style-name="T1"> of object. The diagram inside it will be either a bar chart (for sort and search algorithms) or a graph. Every time the running algorithm changes some variable, the box will be updated. </text:span><text:span text:style-name="T3">Below are all the global variables I’m using in the script.</text:span></text:p>
      <table:table table:name="Table2" table:style-name="Table2">
        <table:table-column table:style-name="Table2.A"/>
        <table:table-column table:style-name="Table2.B"/>
        <table:table-column table:style-name="Table2.C"/>
        <table:table-row table:style-name="TableLine94307815933008">
          <table:table-cell table:style-name="Table2.A1" office:value-type="string">
            <text:p text:style-name="P8">Property</text:p>
          </table:table-cell>
          <table:table-cell table:style-name="Table2.A1" office:value-type="string">
            <text:p text:style-name="P8">Type</text:p>
          </table:table-cell>
          <table:table-cell table:style-name="Table2.C1" office:value-type="string">
            <text:p text:style-name="P8">Explanation</text:p>
          </table:table-cell>
        </table:table-row>
        <table:table-row table:style-name="TableLine94307876218192">
          <table:table-cell table:style-name="Table2.A2" office:value-type="string">
            <text:p text:style-name="P14">actx</text:p>
          </table:table-cell>
          <table:table-cell table:style-name="Table2.A2" office:value-type="string">
            <text:p text:style-name="P16">Audio context</text:p>
          </table:table-cell>
          <table:table-cell table:style-name="Table2.C2" office:value-type="string">
            <text:p text:style-name="P16">The “audio context”, or sound interface, I’ll use for any beeps and boops the program makes.</text:p>
          </table:table-cell>
        </table:table-row>
        <table:table-row table:style-name="TableLine94307872087920">
          <table:table-cell table:style-name="Table2.A2" office:value-type="string">
            <text:p text:style-name="Preformatted_20_Text">SortChart</text:p>
          </table:table-cell>
          <table:table-cell table:style-name="Table2.A2" office:value-type="string">
            <text:p text:style-name="P16">Class</text:p>
          </table:table-cell>
          <table:table-cell table:style-name="Table2.C2" office:value-type="string">
            <text:p text:style-name="P16">Class for a <text:span text:style-name="T15">numeric</text:span> <text:span text:style-name="T15">array</text:span> chart.</text:p>
          </table:table-cell>
        </table:table-row>
        <table:table-row table:style-name="TableLine94307837908688">
          <table:table-cell table:style-name="Table2.A2" office:value-type="string">
            <text:p text:style-name="Preformatted_20_Text">TreeChart</text:p>
          </table:table-cell>
          <table:table-cell table:style-name="Table2.A2" office:value-type="string">
            <text:p text:style-name="P17">Class</text:p>
          </table:table-cell>
          <table:table-cell table:style-name="Table2.C2" office:value-type="string">
            <text:p text:style-name="P17">Class for tree structure chart</text:p>
          </table:table-cell>
        </table:table-row>
        <table:table-row table:style-name="TableLine94307837908688">
          <table:table-cell table:style-name="Table2.A2" office:value-type="string">
            <text:p text:style-name="Preformatted_20_Text">GraphChart</text:p>
          </table:table-cell>
          <table:table-cell table:style-name="Table2.A2" office:value-type="string">
            <text:p text:style-name="P17">Class</text:p>
          </table:table-cell>
          <table:table-cell table:style-name="Table2.C2" office:value-type="string">
            <text:p text:style-name="P17">Class for graph structure chart</text:p>
          </table:table-cell>
        </table:table-row>
        <table:table-row table:style-name="TableLine94307837908688">
          <table:table-cell table:style-name="Table2.A2" office:value-type="string">
            <text:p text:style-name="P15">algos</text:p>
          </table:table-cell>
          <table:table-cell table:style-name="Table2.A2" office:value-type="string">
            <text:p text:style-name="P17">Object (implemented as a map)</text:p>
          </table:table-cell>
          <table:table-cell table:style-name="Table2.C2" office:value-type="string">
            <text:p text:style-name="P17">Stores all algorithms any chart might use. Each one is represented as an object with two methods, one which executes at the start (`init`), and <text:s/>one which executes every step after (`step`).</text:p>
          </table:table-cell>
        </table:table-row>
      </table:table>
      <text:p text:style-name="P23"/>
      <text:p text:style-name="P3">This “visualiser” will <text:span text:style-name="T7">be represented as a new object, of the </text:span><text:span text:style-name="T10">`</text:span><text:span text:style-name="T7">Visualiser</text:span><text:span text:style-name="T10">`</text:span><text:span text:style-name="T7"> class. Because there may be multiple charts running, I could have multiple of these objects at a given time. Depending on the object it represents, there will be different subclasses. The properties of this class are shown below.</text:span></text:p>
      <table:table table:name="Table1" table:style-name="Table1">
        <table:table-column table:style-name="Table1.A"/>
        <table:table-column table:style-name="Table1.B"/>
        <table:table-column table:style-name="Table1.C"/>
        <table:table-row table:style-name="TableLine94307873751888">
          <table:table-cell table:style-name="Table1.A1" office:value-type="string">
            <text:p text:style-name="P7">Property</text:p>
          </table:table-cell>
          <table:table-cell table:style-name="Table1.A1" office:value-type="string">
            <text:p text:style-name="P6">Type</text:p>
          </table:table-cell>
          <table:table-cell table:style-name="Table1.C1" office:value-type="string">
            <text:p text:style-name="P6">Explanation</text:p>
          </table:table-cell>
        </table:table-row>
        <table:table-row table:style-name="TableLine94307854470112">
          <table:table-cell table:style-name="Table1.A2" office:value-type="string">
            <text:p text:style-name="Preformatted_20_Text">draw</text:p>
          </table:table-cell>
          <table:table-cell table:style-name="Table1.A2" office:value-type="string">
            <text:p text:style-name="P1"><text:span text:style-name="T14">F</text:span>unction</text:p>
          </table:table-cell>
          <table:table-cell table:style-name="Table1.C2" office:value-type="string">
            <text:p text:style-name="P1">The method to draw the object to the respective canvas. This will be executed <text:span text:style-name="T8">every frame</text:span> when running and will be different for different subclasses</text:p>
          </table:table-cell>
        </table:table-row>
        <table:table-row table:style-name="TableLine94307854470112">
          <table:table-cell table:style-name="Table1.A2" office:value-type="string">
            <text:p text:style-name="P15">play</text:p>
          </table:table-cell>
          <table:table-cell table:style-name="Table1.A2" office:value-type="string">
            <text:p text:style-name="P18">Function</text:p>
          </table:table-cell>
          <table:table-cell table:style-name="Table1.C2" office:value-type="string">
            <text:p text:style-name="P18">Starts algorithm loop using `setInterval` and stores the loop ID in `this.running` </text:p>
          </table:table-cell>
        </table:table-row>
        <table:table-row table:style-name="TableLine94307854470112">
          <table:table-cell table:style-name="Table1.A2" office:value-type="string">
            <text:p text:style-name="P15">pause</text:p>
          </table:table-cell>
          <table:table-cell table:style-name="Table1.A2" office:value-type="string">
            <text:p text:style-name="P18">Function</text:p>
          </table:table-cell>
          <table:table-cell table:style-name="Table1.C2" office:value-type="string">
            <text:p text:style-name="P18">Stops algorithm loop</text:p>
          </table:table-cell>
        </table:table-row>
        <table:table-row table:style-name="TableLine94307854470112">
          <table:table-cell table:style-name="Table1.A2" office:value-type="string">
            <text:p text:style-name="P15">setAlgo</text:p>
          </table:table-cell>
          <table:table-cell table:style-name="Table1.A2" office:value-type="string">
            <text:p text:style-name="P1"/>
          </table:table-cell>
          <table:table-cell table:style-name="Table1.C2" office:value-type="string">
            <text:p text:style-name="P1"/>
          </table:table-cell>
        </table:table-row>
        <table:table-row table:style-name="TableLine94307854470112">
          <table:table-cell table:style-name="Table1.A2" office:value-type="string">
            <text:p text:style-name="P15">setSpeed</text:p>
          </table:table-cell>
          <table:table-cell table:style-name="Table1.A2" office:value-type="string">
            <text:p text:style-name="P1"/>
          </table:table-cell>
          <table:table-cell table:style-name="Table1.C2" office:value-type="string">
            <text:p text:style-name="P1"/>
          </table:table-cell>
        </table:table-row>
        <table:table-row table:style-name="TableLine94307854470112">
          <table:table-cell table:style-name="Table1.A2" office:value-type="string">
            <text:p text:style-name="P15">reset</text:p>
          </table:table-cell>
          <table:table-cell table:style-name="Table1.A2" office:value-type="string">
            <text:p text:style-name="P1"/>
          </table:table-cell>
          <table:table-cell table:style-name="Table1.C2" office:value-type="string">
            <text:p text:style-name="P1"/>
          </table:table-cell>
        </table:table-row>
        <table:table-row table:style-name="TableLine94307837633264">
          <table:table-cell table:style-name="Table1.A2" office:value-type="string">
            <text:p text:style-name="Preformatted_20_Text">running</text:p>
          </table:table-cell>
          <table:table-cell table:style-name="Table1.A2" office:value-type="string">
            <text:p text:style-name="P2"><text:span text:style-name="T14">N</text:span>umber</text:p>
          </table:table-cell>
          <table:table-cell table:style-name="Table1.C2" office:value-type="string">
            <text:p text:style-name="P2">The ID of the function currently running on this chart. The <text:span text:style-name="T9">`</text:span>setInterval<text:span text:style-name="T9">`</text:span> function regularly executes a given function at a certain rate, and returns a unique number so <text:s/>that this process <text:soft-page-break/>can be cancelled. </text:p>
          </table:table-cell>
        </table:table-row>
        <table:table-row table:style-name="TableLine94307850222592">
          <table:table-cell table:style-name="Table1.A2" office:value-type="string">
            <text:p text:style-name="Preformatted_20_Text">algo</text:p>
          </table:table-cell>
          <table:table-cell table:style-name="Table1.A2" office:value-type="string">
            <text:p text:style-name="P2"><text:span text:style-name="T14">S</text:span>tring</text:p>
          </table:table-cell>
          <table:table-cell table:style-name="Table1.C2" office:value-type="string">
            <text:p text:style-name="P2">Name of the current algorithm for this chart. This <text:span text:style-name="T15">is also a</text:span><text:span text:style-name="T9"> </text:span><text:span text:style-name="T15">key to <text:s/>find the relevant function</text:span><text:span text:style-name="T9"> in the global `algos` </text:span><text:span text:style-name="T15">map</text:span><text:span text:style-name="T9">.</text:span></text:p>
          </table:table-cell>
        </table:table-row>
        <table:table-row table:style-name="TableLine94307824906176">
          <table:table-cell table:style-name="Table1.A2" office:value-type="string">
            <text:p text:style-name="P15">interval</text:p>
          </table:table-cell>
          <table:table-cell table:style-name="Table1.A2" office:value-type="string">
            <text:p text:style-name="P19"/>
          </table:table-cell>
          <table:table-cell table:style-name="Table1.C2" office:value-type="string">
            <text:p text:style-name="P19"/>
          </table:table-cell>
        </table:table-row>
      </table:table>
      <text:p text:style-name="P3"/>
      <text:p text:style-name="Heading_20_3">Bar chart</text:p>
      <text:p text:style-name="P3">If an array of numbers is inputted, the function will draw a bar chart, with each item’s array index on the X-axis and its value on the Y-axis. There won’t be labels or axis lines though, they won’t be necessary to understand the process of the algorithm. Each bar will be coloured according to different factors, e.g. the currently scanned bar being red, recently moved ones being lighter than others, bars being green when sorted, etc. Underneath the bar chart may be one or more arrows to indicate certain variables related to the array in the running algorithm.</text:p>
      <text:p text:style-name="Heading_20_3">Tree</text:p>
      <text:p text:style-name="Text_20_body"><text:span text:style-name="T1">If a tree object is inputted (binary or nonbinary tree), a diagram with nodes and edges will be drawn in the box. A node will be a simple circle with a letter or number inside, and an edge will be a line. The Y position of a given node will depend on its depth in the tree, i.e. the root node goes at the top and the furthest leaf at the bottom. The X-position, however, will be more tricky to calculate; I’ll want parent nodes balanced above their children (so there aren’t more nodes under one side) and all the nodes relatively evenly distributed so that we don’t waste space on the screen or cram too many into a small space. This isn’t </text:span><text:span text:style-name="T4">technically </text:span><text:span text:style-name="T5">necessary, but will make the diagram more aesthetically pleasing and easier for the user to scan, thereby improving the user experience. </text:span><text:a xlink:type="simple" xlink:href="https://rachel53461.wordpress.com/2014/04/20/algorithm-for-drawing-trees/" text:style-name="Internet_20_link" text:visited-style-name="Visited_20_Internet_20_Link"><text:span text:style-name="Internet_20_link"><text:span text:style-name="T5">This</text:span></text:span></text:a><text:span text:style-name="T5"> article has been especially useful for the tree-drawing process, and I’ll be using an algorithm similar to the one provided in it.</text:span></text:p>
      <text:p text:style-name="Heading_20_3">Graph</text:p>
      <text:p text:style-name="Text_20_body"><text:span text:style-name="T5">Finally, if the input is a graph structure, a graph (in the technical mathematical sense) will be drawn on the canvas. Graph drawing is a surprisingly wide branch of computer science, and the most popular method of formulating a diagram is through a method known as </text:span><text:a xlink:type="simple" xlink:href="https://en.wikipedia.org/wiki/Force-directed_graph_drawing" text:style-name="Internet_20_link" text:visited-style-name="Visited_20_Internet_20_Link"><text:span text:style-name="Internet_20_link"><text:span text:style-name="T5">force directed graph drawing</text:span></text:span></text:a><text:span text:style-name="T5">. Essentially, the system is simulated as if each vertex has forces applied to it that attract or repel connected </text:span><text:span text:style-name="T6">vertices</text:span><text:span text:style-name="T5">. After not too long, there is equilibrium. This technique is used by advanced statistics software, so it might be overkill for the small examples in this project, but it looks fun to program so I’ll implement 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DejaVu Sans Condensed" svg:font-family="'DejaVu Sans Condensed'"/>
    <style:font-face style:name="Liberation Mono" svg:font-family="'Liberation Mono'" style:font-family-generic="modern" style:font-pitch="fixed"/>
    <style:font-face style:name="Liberation Sans" svg:font-family="'Liberation Sans'"/>
    <style:font-face style:name="Liberation Serif" svg:font-family="'Liberation Serif'"/>
    <style:font-face style:name="Noto Sans Mono CJK SC" svg:font-family="'Noto Sans Mono CJK SC'" style:font-family-generic="modern" style:font-pitch="fixed"/>
    <style:font-face style:name="OpenSymbol" svg:font-family="OpenSymbol"/>
    <style:font-face style:name="OpenSymbol1" svg:font-family="OpenSymbol" style:font-charset="x-symbol"/>
    <style:font-face style:name="StarSymbol" svg:font-family="Star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GB"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text-properties fo:color="#000000" loext:opacity="100%" style:font-name="Liberation Serif" fo:font-family="'Liberation Serif'" fo:font-size="12pt" fo:language="en" fo:country="GB" style:font-name-complex="Liberation Serif" style:font-family-complex="'Liberation Serif'"/>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List_20_Paragraph" style:display-name="List Paragraph" style:family="paragraph">
      <style:paragraph-properties fo:margin-left="1.27cm" fo:margin-right="0cm" fo:text-indent="0cm" style:auto-text-indent="false"/>
    </style:style>
    <style:style style:name="No_20_Spacing" style:display-name="No Spacing" style:family="paragraph">
      <style:paragraph-properties fo:margin-top="0cm" fo:margin-bottom="0cm" style:contextual-spacing="false" fo:line-height="100%"/>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Heading_20_1" style:display-name="Heading 1" style:family="paragraph" style:parent-style-name="Heading" style:class="text">
      <style:paragraph-properties fo:margin-top="0.423cm" fo:margin-bottom="0.212cm" style:contextual-spacing="false"/>
      <style:text-properties fo:font-size="18pt" fo:font-weight="bold"/>
    </style:style>
    <style:style style:name="Title" style:family="paragraph" style:parent-style-name="Heading" style:class="chapter">
      <style:paragraph-properties fo:text-align="center" style:justify-single-word="false"/>
      <style:text-properties fo:font-size="28pt" fo:font-weight="bold"/>
    </style:style>
    <style:style style:name="Normal" style:family="paragraph"/>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Style_5f_text" style:display-name="DStyle_text" style:family="text">
      <style:text-properties style:font-name="Arial" fo:font-family="Arial" fo:font-size="11pt" fo:language="en" fo:country="US"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Default_20_Paragraph_20_Font" style:display-name="Default Paragraph Font" style:family="text"/>
    <style:style style:name="Numbering_20_Symbols" style:display-name="Numbering Symbols"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0.4$Linux_X86_64 LibreOffice_project/fa0a9af5681a0acc7909a705f92c1ada8a658552</meta:generator>
    <meta:initial-creator/>
    <meta:creation-date/>
    <meta:editing-cycles>12</meta:editing-cycles>
    <meta:editing-duration>PT1H58M38S</meta:editing-duration>
    <dc:date>2021-09-07T10:23:35.221963068</dc:date>
    <meta:document-statistic meta:table-count="2" meta:image-count="0" meta:object-count="0" meta:page-count="4" meta:paragraph-count="69" meta:word-count="1085" meta:character-count="6326" meta:non-whitespace-character-count="5311"/>
  </office:meta>
</office:document-meta>
</file>